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inionPro-Regular" svg:font-family="MinionPro-Regular" style:font-family-generic="roman"/>
    <style:font-face style:name="UbuntuMono-Italic" svg:font-family="UbuntuMono-Italic" style:font-family-generic="roman"/>
    <style:font-face style:name="UbuntuMono-Regular" svg:font-family="UbuntuMono-Regula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2e9d" officeooo:paragraph-rsid="00062e9d"/>
    </style:style>
    <style:style style:name="P2" style:family="paragraph" style:parent-style-name="Standard">
      <style:text-properties officeooo:rsid="00065e51" officeooo:paragraph-rsid="00065e51"/>
    </style:style>
    <style:style style:name="P3" style:family="paragraph" style:parent-style-name="Standard">
      <style:text-properties officeooo:rsid="0006d197" officeooo:paragraph-rsid="0006d197"/>
    </style:style>
    <style:style style:name="P4" style:family="paragraph" style:parent-style-name="Standard">
      <style:text-properties officeooo:rsid="000b25f5" officeooo:paragraph-rsid="000b25f5"/>
    </style:style>
    <style:style style:name="P5" style:family="paragraph" style:parent-style-name="Standard">
      <style:text-properties officeooo:rsid="000d280f" officeooo:paragraph-rsid="000d280f"/>
    </style:style>
    <style:style style:name="P6" style:family="paragraph" style:parent-style-name="Standard">
      <style:text-properties officeooo:rsid="000db1c7" officeooo:paragraph-rsid="000f2b42"/>
    </style:style>
    <style:style style:name="P7" style:family="paragraph" style:parent-style-name="Standard">
      <style:text-properties officeooo:rsid="00111cb4" officeooo:paragraph-rsid="00111cb4"/>
    </style:style>
    <style:style style:name="P8" style:family="paragraph" style:parent-style-name="Standard">
      <style:text-properties officeooo:rsid="0011de15" officeooo:paragraph-rsid="0011de15"/>
    </style:style>
    <style:style style:name="P9" style:family="paragraph" style:parent-style-name="Standard">
      <style:text-properties officeooo:rsid="001744c2" officeooo:paragraph-rsid="001744c2"/>
    </style:style>
    <style:style style:name="P10" style:family="paragraph" style:parent-style-name="Standard">
      <style:text-properties officeooo:rsid="001aee38" officeooo:paragraph-rsid="001aee38"/>
    </style:style>
    <style:style style:name="P11" style:family="paragraph" style:parent-style-name="Standard">
      <style:text-properties officeooo:rsid="001c0406" officeooo:paragraph-rsid="001c0406"/>
    </style:style>
    <style:style style:name="P12" style:family="paragraph" style:parent-style-name="Standard">
      <style:text-properties officeooo:rsid="001f52dd" officeooo:paragraph-rsid="001f52dd"/>
    </style:style>
    <style:style style:name="P13" style:family="paragraph" style:parent-style-name="Standard">
      <style:text-properties officeooo:rsid="0020ab05" officeooo:paragraph-rsid="0020ab05"/>
    </style:style>
    <style:style style:name="P14" style:family="paragraph" style:parent-style-name="Standard">
      <style:text-properties officeooo:rsid="0022075d" officeooo:paragraph-rsid="0022075d"/>
    </style:style>
    <style:style style:name="P15" style:family="paragraph" style:parent-style-name="Standard">
      <style:text-properties officeooo:rsid="002409ed" officeooo:paragraph-rsid="002409ed"/>
    </style:style>
    <style:style style:name="P16" style:family="paragraph" style:parent-style-name="Standard">
      <style:text-properties officeooo:rsid="0025976b" officeooo:paragraph-rsid="0025976b"/>
    </style:style>
    <style:style style:name="P17" style:family="paragraph" style:parent-style-name="Standard">
      <style:text-properties officeooo:rsid="00266cf7" officeooo:paragraph-rsid="00266cf7"/>
    </style:style>
    <style:style style:name="P18" style:family="paragraph" style:parent-style-name="Standard">
      <style:text-properties officeooo:rsid="00274ddc" officeooo:paragraph-rsid="00274ddc"/>
    </style:style>
    <style:style style:name="P19" style:family="paragraph" style:parent-style-name="Standard">
      <style:text-properties officeooo:rsid="00280795" officeooo:paragraph-rsid="00280795"/>
    </style:style>
    <style:style style:name="P20" style:family="paragraph" style:parent-style-name="Standard">
      <style:text-properties officeooo:rsid="0029c0b7" officeooo:paragraph-rsid="0029c0b7"/>
    </style:style>
    <style:style style:name="P21" style:family="paragraph" style:parent-style-name="Standard">
      <style:text-properties officeooo:rsid="002ab23e" officeooo:paragraph-rsid="002ab23e"/>
    </style:style>
    <style:style style:name="P22" style:family="paragraph" style:parent-style-name="Standard">
      <style:text-properties officeooo:rsid="002ab23e" officeooo:paragraph-rsid="002d07a3"/>
    </style:style>
    <style:style style:name="P23" style:family="paragraph" style:parent-style-name="Standard">
      <style:paragraph-properties fo:text-align="start" style:justify-single-word="false"/>
    </style:style>
    <style:style style:name="P24" style:family="paragraph" style:parent-style-name="Standard">
      <style:text-properties officeooo:rsid="002e38c7" officeooo:paragraph-rsid="002e38c7"/>
    </style:style>
    <style:style style:name="P25" style:family="paragraph" style:parent-style-name="Standard">
      <style:text-properties officeooo:rsid="003358f7" officeooo:paragraph-rsid="003358f7"/>
    </style:style>
    <style:style style:name="P26" style:family="paragraph" style:parent-style-name="Standard">
      <style:text-properties officeooo:rsid="0033e5fb" officeooo:paragraph-rsid="0033e5fb"/>
    </style:style>
    <style:style style:name="P27" style:family="paragraph" style:parent-style-name="Standard">
      <style:text-properties officeooo:rsid="0035d735" officeooo:paragraph-rsid="0035d735"/>
    </style:style>
    <style:style style:name="P28" style:family="paragraph" style:parent-style-name="Standard">
      <style:text-properties officeooo:rsid="003688d7" officeooo:paragraph-rsid="003688d7"/>
    </style:style>
    <style:style style:name="P29" style:family="paragraph" style:parent-style-name="Standard">
      <style:text-properties officeooo:rsid="0037e44b" officeooo:paragraph-rsid="0037e44b"/>
    </style:style>
    <style:style style:name="P30" style:family="paragraph" style:parent-style-name="Standard">
      <style:text-properties officeooo:rsid="0038460b" officeooo:paragraph-rsid="0038460b"/>
    </style:style>
    <style:style style:name="P31" style:family="paragraph" style:parent-style-name="Standard">
      <style:text-properties officeooo:rsid="003aec89" officeooo:paragraph-rsid="003aec89"/>
    </style:style>
    <style:style style:name="P32" style:family="paragraph" style:parent-style-name="Standard">
      <style:text-properties officeooo:rsid="003e3a69" officeooo:paragraph-rsid="003e3a69"/>
    </style:style>
    <style:style style:name="P33" style:family="paragraph" style:parent-style-name="Standard">
      <style:text-properties officeooo:rsid="00409fc8" officeooo:paragraph-rsid="00409fc8"/>
    </style:style>
    <style:style style:name="P34" style:family="paragraph" style:parent-style-name="Standard">
      <style:text-properties officeooo:rsid="00413e79" officeooo:paragraph-rsid="00413e79"/>
    </style:style>
    <style:style style:name="P35" style:family="paragraph" style:parent-style-name="Standard">
      <style:text-properties officeooo:paragraph-rsid="00413e79"/>
    </style:style>
    <style:style style:name="P36" style:family="paragraph" style:parent-style-name="Standard">
      <style:text-properties officeooo:rsid="0042839e" officeooo:paragraph-rsid="0042839e"/>
    </style:style>
    <style:style style:name="P37" style:family="paragraph" style:parent-style-name="Standard">
      <style:text-properties officeooo:rsid="0043016c" officeooo:paragraph-rsid="0043016c"/>
    </style:style>
    <style:style style:name="P38" style:family="paragraph" style:parent-style-name="Standard">
      <style:text-properties officeooo:rsid="004646c8" officeooo:paragraph-rsid="004646c8"/>
    </style:style>
    <style:style style:name="P39" style:family="paragraph" style:parent-style-name="Standard">
      <style:text-properties officeooo:rsid="00481937" officeooo:paragraph-rsid="00481937"/>
    </style:style>
    <style:style style:name="P40" style:family="paragraph" style:parent-style-name="Standard">
      <style:text-properties officeooo:rsid="004b8d9e" officeooo:paragraph-rsid="004b8d9e"/>
    </style:style>
    <style:style style:name="P41" style:family="paragraph" style:parent-style-name="Standard">
      <style:text-properties officeooo:rsid="004c4978" officeooo:paragraph-rsid="004c4978"/>
    </style:style>
    <style:style style:name="P42" style:family="paragraph" style:parent-style-name="Standard">
      <style:text-properties officeooo:rsid="004cd4c6" officeooo:paragraph-rsid="004cd4c6"/>
    </style:style>
    <style:style style:name="P43" style:family="paragraph" style:parent-style-name="Standard">
      <style:text-properties officeooo:rsid="004f0eab" officeooo:paragraph-rsid="004f0eab"/>
    </style:style>
    <style:style style:name="P44" style:family="paragraph" style:parent-style-name="Standard">
      <style:text-properties officeooo:rsid="004f518f" officeooo:paragraph-rsid="004f518f"/>
    </style:style>
    <style:style style:name="P45" style:family="paragraph" style:parent-style-name="Standard">
      <style:text-properties officeooo:rsid="005000d0" officeooo:paragraph-rsid="005000d0"/>
    </style:style>
    <style:style style:name="P46" style:family="paragraph" style:parent-style-name="Standard">
      <style:text-properties style:font-name="UbuntuMono-Regular" fo:font-size="8.5pt" officeooo:rsid="00481937" officeooo:paragraph-rsid="00481937" style:font-size-asian="8.5pt"/>
    </style:style>
    <style:style style:name="T1" style:family="text">
      <style:text-properties officeooo:rsid="00099870"/>
    </style:style>
    <style:style style:name="T2" style:family="text">
      <style:text-properties officeooo:rsid="000c9135"/>
    </style:style>
    <style:style style:name="T3" style:family="text">
      <style:text-properties officeooo:rsid="0011833e"/>
    </style:style>
    <style:style style:name="T4" style:family="text">
      <style:text-properties officeooo:rsid="00126c47"/>
    </style:style>
    <style:style style:name="T5" style:family="text">
      <style:text-properties officeooo:rsid="00175de8"/>
    </style:style>
    <style:style style:name="T6" style:family="text">
      <style:text-properties officeooo:rsid="001d764f"/>
    </style:style>
    <style:style style:name="T7" style:family="text">
      <style:text-properties officeooo:rsid="001ef869"/>
    </style:style>
    <style:style style:name="T8" style:family="text">
      <style:text-properties officeooo:rsid="001f16e4"/>
    </style:style>
    <style:style style:name="T9" style:family="text">
      <style:text-properties officeooo:rsid="0020ab05"/>
    </style:style>
    <style:style style:name="T10" style:family="text">
      <style:text-properties officeooo:rsid="0021854a"/>
    </style:style>
    <style:style style:name="T11" style:family="text">
      <style:text-properties officeooo:rsid="0022187b"/>
    </style:style>
    <style:style style:name="T12" style:family="text">
      <style:text-properties officeooo:rsid="002b65c5"/>
    </style:style>
    <style:style style:name="T13" style:family="text">
      <style:text-properties officeooo:rsid="002d07a3"/>
    </style:style>
    <style:style style:name="T14" style:family="text">
      <style:text-properties officeooo:rsid="002d93d1"/>
    </style:style>
    <style:style style:name="T15" style:family="text">
      <style:text-properties style:font-name="UbuntuMono-Regular" fo:font-size="10pt" style:font-size-asian="10pt"/>
    </style:style>
    <style:style style:name="T16" style:family="text">
      <style:text-properties style:font-name="UbuntuMono-Italic" fo:font-size="10pt" fo:font-style="italic" style:font-size-asian="10pt" style:font-style-asian="italic"/>
    </style:style>
    <style:style style:name="T17" style:family="text">
      <style:text-properties style:font-name="MinionPro-Regular" fo:font-size="10.5pt" style:font-size-asian="10.5pt"/>
    </style:style>
    <style:style style:name="T18" style:family="text">
      <style:text-properties officeooo:rsid="002fd139"/>
    </style:style>
    <style:style style:name="T19" style:family="text">
      <style:text-properties officeooo:rsid="0031af8a"/>
    </style:style>
    <style:style style:name="T20" style:family="text">
      <style:text-properties officeooo:rsid="00323fe8"/>
    </style:style>
    <style:style style:name="T21" style:family="text">
      <style:text-properties officeooo:rsid="00394c59"/>
    </style:style>
    <style:style style:name="T22" style:family="text">
      <style:text-properties officeooo:rsid="003956b6"/>
    </style:style>
    <style:style style:name="T23" style:family="text">
      <style:text-properties officeooo:rsid="003aec89"/>
    </style:style>
    <style:style style:name="T24" style:family="text">
      <style:text-properties officeooo:rsid="003c7cd9"/>
    </style:style>
    <style:style style:name="T25" style:family="text">
      <style:text-properties officeooo:rsid="003d4f4a"/>
    </style:style>
    <style:style style:name="T26" style:family="text">
      <style:text-properties officeooo:rsid="003f78a3"/>
    </style:style>
    <style:style style:name="T27" style:family="text">
      <style:text-properties officeooo:rsid="00413e79"/>
    </style:style>
    <style:style style:name="T28" style:family="text">
      <style:text-properties officeooo:rsid="0043bc13"/>
    </style:style>
    <style:style style:name="T29" style:family="text">
      <style:text-properties officeooo:rsid="00497076"/>
    </style:style>
    <style:style style:name="T30" style:family="text">
      <style:text-properties officeooo:rsid="004caa8e"/>
    </style:style>
    <style:style style:name="T31" style:family="text">
      <style:text-properties officeooo:rsid="004defdb"/>
    </style:style>
    <style:style style:name="T32" style:family="text">
      <style:text-properties officeooo:rsid="0051c5d8"/>
    </style:style>
    <style:style style:name="T33" style:family="text">
      <style:text-properties officeooo:rsid="0054d1a1"/>
    </style:style>
    <style:style style:name="T34" style:family="text">
      <style:text-properties officeooo:rsid="00564275"/>
    </style:style>
    <style:style style:name="T35" style:family="text">
      <style:text-properties officeooo:rsid="0057bb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m<text:span text:style-name="T19">a</text:span> introdução ao Garbage Collection</text:p>
      <text:p text:style-name="P1"/>
      <text:p text:style-name="P1">Salvo melhorias no design e outras questões <text:span text:style-name="T20">programáticas</text:span>, <text:span text:style-name="T20">o </text:span>tunning do Garbage Collection é a melhor maneira de melhorar a performance de uma aplicação java.</text:p>
      <text:p text:style-name="P1"/>
      <text:p text:style-name="P2">Existem quatro principais GC disponíveis na JVM: o coletor serial, o throughput, o concorrente e o G1.</text:p>
      <text:p text:style-name="P2"/>
      <text:p text:style-name="P3">Em java não é necessário gerenciar o ciclo de vida de um objeto: eles são criados quando necessários e quando não mais são uteis a JVM automaticamente libera <text:span text:style-name="T1">tais objetos.</text:span></text:p>
      <text:p text:style-name="P3"/>
      <text:p text:style-name="P4">Basicamente o GC consiste em buscar objetos que não estão sendo mais usados e liberar a memória associada com os mesmos.</text:p>
      <text:p text:style-name="P4"/>
      <text:p text:style-name="P4">Periodicamente o GC procura por estes objetos para liberar memória <text:span text:style-name="T6">que eventualmente são usados</text:span> para alocação de novos objetos. Além de liberar a memória, deve haver <text:span text:style-name="T7">também </text:span>uma <text:span text:style-name="T2">compactação do</text:span> espaço ocupado para que não ocorra uma fragmentação da memória.</text:p>
      <text:p text:style-name="P4"/>
      <text:p text:style-name="P5">Este processo seria simples se na aplicação <text:span text:style-name="T7">e na plataforma</text:span> não houvessem outras threads rodando em paralelo <text:span text:style-name="T7">à thread que executa o</text:span> GC.</text:p>
      <text:p text:style-name="P5"/>
      <text:p text:style-name="P5">Quando o GC faz um rastreio por referências <text:span text:style-name="T8">aos</text:span> objeto<text:span text:style-name="T8">s</text:span> ou quando os remove da memória <text:span text:style-name="T8">este</text:span> tem que ter certeza de que nenhuma outra thread da aplicação esteja usando esses objetos. <text:span text:style-name="T32">Sendo assim durante a coleta de objetos, todas as threads da aplicação menos a thread do GC são mantidas em um estado de espera, este processo é conhecido como stop-the-world pauses. Essas paradas tem grande impacto na performance da aplicação, portanto um dos pontos chaves no tunning da GC é minimizar esse tempo de parada.</text:span></text:p>
      <text:p text:style-name="P6"/>
      <text:p text:style-name="P7">O <text:span text:style-name="T19">algorítimo</text:span> de GC pode variar nos detalhes mas de maneira geral podemos dizer que eles dividem o heap em diferentes gerações. <text:span text:style-name="T3">Essas são conhecidas como geração velha e geração jovem. A geração jovem é dividida em mais sessões conhecidas como eden e survivor spaces.</text:span></text:p>
      <text:p text:style-name="P7"/>
      <text:p text:style-name="P8">O principal motivo para haver está divisão é de que existem objetos que tem seu ciclo de vida muito curto <text:span text:style-name="T4">(por exemplo objetos declarados e usados apenas em algum laço condicional). Assim esses objetos são alocadas na divisão de memória do heap conhecida como geração jovem e quando está região está cheia há um stop-the-world threads e este objeto é desalocado e tem sua memória liberada ou se ainda houver referências a ele este é realocado no espaço de memória conhecida como geração velha. A geração velha também é conhecido com ternured. Está operação é chamada minor GC.</text:span></text:p>
      <text:p text:style-name="P8"/>
      <text:p text:style-name="P9">Há algumas vantagens neste processo uma é a de que sendo a geração jovem apenas uma parte do heap ela é mais rápida de se <text:span text:style-name="T18">processar</text:span> do que seria o heap inteiro.</text:p>
      <text:p text:style-name="P9"/>
      <text:p text:style-name="P9">Os objetos quando removidos do eden são realocados em um dos survivor spaces ou <text:span text:style-name="T33">vão </text:span>para a geração velha assim o espaço da geração jovem é automaticamente compactada.</text:p>
      <text:p text:style-name="P9"/>
      <text:p text:style-name="P9">Na coleta do minor GC sempre há uma stop-the-worlds. <text:span text:style-name="T5">Já quando a geração velha está cheia, necessitando de mais espaço e estando toda ocupada, ocorre uma coleta de objetos também conhecido como full GC. Na coleta da geração velha existem algoritmos de GC que não param todas as threads enquanto busca por objetos, exemplo o G1 e o CMS, conhecidos também como algoritmos de low-pause. O problem é que esses algorítimos utilizam mais CPU. O G1 e o CMS podem também em alguns casos realizar uma parada de full GC que deve ser minimizada.</text:span></text:p>
      <text:p text:style-name="P9"><text:soft-page-break/></text:p>
      <text:p text:style-name="P10">Algoritimos de GC</text:p>
      <text:p text:style-name="P10"/>
      <text:p text:style-name="P10">Existem quatro principais algoritimos de GC que são:</text:p>
      <text:p text:style-name="P10"/>
      <text:p text:style-name="P11">GC Serial</text:p>
      <text:p text:style-name="P11"/>
      <text:p text:style-name="P12">Padrão para <text:span text:style-name="T34">máquinas de</text:span> 32 bits de um único processador. <text:span text:style-name="T9">Usa uma única thread para processar o heap e tanto na minor quanto na full GC há uma stop-the-world pause.</text:span></text:p>
      <text:p text:style-name="P12"/>
      <text:p text:style-name="P13">Throughput</text:p>
      <text:p text:style-name="P13"/>
      <text:p text:style-name="P13">Padrão para máquina<text:span text:style-name="T34">s</text:span> server 64 bit. Usa múltiplas threads para coleta na geração jovem que consequentemente é mais rápido do que o serial. Pode usar também multiplas threads na coleta da geração velha. É padrão da jdk 7u4 e pode ser habilitada em outras versões com a flag -XX:+UseParallelOldGC. Conhecido também como coletor paralelo.</text:p>
      <text:p text:style-name="P13"/>
      <text:p text:style-name="P13">Tem stop-the-world em minor e full GC e durante este <text:span text:style-name="T34">último</text:span> ele realiza a <text:span text:style-name="T34">compactação</text:span> da geração velha. <text:span text:style-name="T10">Outra flag que o habilita é -XX:+UseParallelGC.</text:span></text:p>
      <text:p text:style-name="P13"/>
      <text:p text:style-name="P14">CMS</text:p>
      <text:p text:style-name="P14"/>
      <text:p text:style-name="P14">Projetado para eliminar o longo tempo de coleta do full GC. CMS para todas as threads em um minor GC, qual é executado com <text:span text:style-name="T34">múltiplas</text:span> threads. <text:span text:style-name="T11">Para coleta na geração jovem utiliza -XX:+UseParNewGC.</text:span></text:p>
      <text:p text:style-name="P14"/>
      <text:p text:style-name="P15">CMS utiliza uma ou mais threads rodando periodicamente em background buscando e descartando objetos sem uso na geração velha. Assim CMS é um low-pause colector. Parando todas threads apenas na geração jovem e por um curto período de tempo no full GC. CMS utiliza mais Cpu do que os <text:span text:style-name="T34">algorítimos</text:span> anteriores pois está constantemente rodando threads em background. Essas threads de background também não realizam nenhum tipo de compactação. Se não há CPU suficiente ou se o heap tor<text:span text:style-name="T34">nar-se </text:span>muito fragmentado o comportamento do CMS reverte para o coletor serial para realizar a compactação. -XX:+UseConcMarkSweepGC -XX:+UseParNewGC.</text:p>
      <text:p text:style-name="P15"/>
      <text:p text:style-name="P16">G1</text:p>
      <text:p text:style-name="P16"/>
      <text:p text:style-name="P17">Especialmente <text:span text:style-name="T35">desenvolvido</text:span> para processar heaps maiores doque 4GB com <text:span text:style-name="T35">mínimo</text:span> possível de tempo de pausa. Ele divide o heap em várias regiões <text:span text:style-name="T35">algumas</text:span> dessas regiões compreendem a geração jovem outras a velha. A geração jovem é ainda stop-the-world em <text:span text:style-name="T35">múltiplas</text:span> threads.</text:p>
      <text:p text:style-name="P17"/>
      <text:p text:style-name="P17">Geração velha é coletada com threads concorrentes rodando em background e não realiza a parada de todas as threads. Ele limpa objetos da geração velha copiando de uma região par <text:span text:style-name="T35">a outra</text:span>, o que indica que ele compacta a memória. --XX:+UseG1GC.</text:p>
      <text:p text:style-name="P11"/>
      <text:p text:style-name="P18">Para forçar a coleta use jcmd &lt;id do processo&gt; GC.run. Lembrando que este processo não é r<text:span text:style-name="T35">ecomendado</text:span> pois onera <text:span text:style-name="T35">a </text:span>performance, <text:span text:style-name="T35">com coletas prematuras, </text:span>salvo em casos específicos como em caso de monitoramento de benchmarking ou para a geração de um heap dump. Ou no caso do RMI que chama o System.gc() a cada hora como parte do seu coletor <text:span text:style-name="T35">distribuído.</text:span></text:p>
      <text:p text:style-name="P18"/>
      <text:p text:style-name="P19">Escolhendo um algoritimo</text:p>
      <text:p text:style-name="P11"/>
      <text:p text:style-name="P25">Depende de particularidades de aplicação para aplicação e dos objetivos de performance de cada <text:soft-page-break/>uma.</text:p>
      <text:p text:style-name="P25"/>
      <text:p text:style-name="P26">O coletor serial é recomendado para aplicações usam menos do que 100MB, ou seja, heaps pequenos. O objetivo da performance pode ser medido em elapsed time, throughput ou média do tempo de resposta.</text:p>
      <text:p text:style-name="P26"/>
      <text:p text:style-name="P27">Você deve determinar entre essas várias maneiras de olhar para a performance de uma aplicação qual é a mais importante.</text:p>
      <text:p text:style-name="P27"/>
      <text:p text:style-name="P28">Elapsed Time (Batch)</text:p>
      <text:p text:style-name="P28"/>
      <text:p text:style-name="P28">Uma maneira de medir a performance é ver quanto tempo a aplicação leva para completar determinada tarefa. Em java temos que levar em conta o <text:span text:style-name="T23">período</text:span> de warn-up devido ao compilador JIT. <text:span text:style-name="T21">Mas para o usuário final o que importa é o tempo que foi gasto para executar determinada tarefa não importando se os primeiros segundos, minutos, etc foram mais lentos por conta das otimizações do JIT. Essa questão de warn-up também tem que ser levado em conta com um servidor de app que tende a melhorar sua performance com o tempo.</text:span></text:p>
      <text:p text:style-name="P28"/>
      <text:p text:style-name="P29">Throughput</text:p>
      <text:p text:style-name="P29"/>
      <text:p text:style-name="P30">O throughput é medido segundo a quantidade de trabalho que pode ser realizado em certo <text:span text:style-name="T22">período</text:span> de tempo. <text:line-break/>Em um cliente/servidor teste a medida de throughput é se o cliente não tem think time.</text:p>
      <text:p text:style-name="P30"/>
      <text:p text:style-name="P30"><text:span text:style-name="T23">Número</text:span> de operações por segundo mais do que o <text:span text:style-name="T25">número</text:span> de operacoes sober um determinado tempo. TPS Rps ou OPS</text:p>
      <text:p text:style-name="P30">Ver se problema não é no cliente, demora para processar novo request. Sempre bom medir throughput após periodo de warn up</text:p>
      <text:p text:style-name="P30"/>
      <text:p text:style-name="P31">Tempo de RespostaResponse Time</text:p>
      <text:p text:style-name="P31"/>
      <text:p text:style-name="P31">Medi a quantidade de tempo que leva entre enviar uma requisição de um cliente e a sua resposta. <text:span text:style-name="T24">Quanto tempo o servidor leva par responder a uma requisição. Duas formas de medir como uma média ou percentual. Se 90% das respostas são menores do que 1.5 segundos e 10% são maiores do que 1.5 segundo então 1.5 segundos é equivalente a 90% do tempo de resposta.</text:span></text:p>
      <text:p text:style-name="P31"/>
      <text:p text:style-name="P32">Batch e GC</text:p>
      <text:p text:style-name="P32"/>
      <text:p text:style-name="P32">Para trabalhos de Batch as pausas do coletor throughput são significativas. <text:span text:style-name="T26">Essas paradas tem um tempo, elapsed. Se existe CPU suficiente um coletor concorrente pode ser melhor. Mas para processos que consomem muita cpu o coletor throughput é mais indicado.</text:span></text:p>
      <text:p text:style-name="P32"/>
      <text:p text:style-name="P33">Resumindo para throughput e response time a melhor escolha entre throughput e cms é a disponibilidade de CP<text:span text:style-name="T27">U.</text:span></text:p>
      <text:p text:style-name="P33"/>
      <text:p text:style-name="P34">Quando um coletor throughput realiza execivas full Gcs um cms vai ter menor média de time response.</text:p>
      <text:p text:style-name="P34"/>
      <text:p text:style-name="P34">O throughput collector vai geralmente ter uma média menor de time response do que um cms, mas o cms vai geralmente ter uma porcentagem menor de response time.</text:p>
      <text:p text:style-name="P35"/>
      <text:p text:style-name="P36">Entre o CMS e G1 a diferença é que o G1 vai escalar melhor para heap maiores.</text:p>
      <text:p text:style-name="P34"><text:soft-page-break/></text:p>
      <text:p text:style-name="P20"/>
      <text:p text:style-name="P37">Basico tunning de GC</text:p>
      <text:p text:style-name="P37"/>
      <text:p text:style-name="P37">Tamanho do heap</text:p>
      <text:p text:style-name="P37"/>
      <text:p text:style-name="P37">Heap menores o GC leva menos tempo mas tem maior frequencia. <text:span text:style-name="T28">Com heap grandes temos um problema que o swapping de mémoria virtual que o SO controla é que é transparente para a JVM. Ou seja se a aplicação tem 16GB de memória e o SO aloca 10 dessas na memória física e o resto é virtual que é copiada para o disco, as parte inativas da aplicação, e se em um dado momento essa parte que está em disco é requerida o SO faz um swapping do disco para a Ram e isso é oneroso. Principalmente se esse swapping é realizado durante um full GC.</text:span></text:p>
      <text:p text:style-name="P37"/>
      <text:p text:style-name="P38">Tamanho das gerações</text:p>
      <text:p text:style-name="P38"/>
      <text:p text:style-name="P39">Se a geração jovem é maior do que a velha e se a velha é pequena mais full GC ocorreram. </text:p>
      <text:p text:style-name="P39">Flags para alterar</text:p>
      <text:p text:style-name="P39">-xx:NewRatio=n para a relação entre geração jovem e velha. E -XX:NewSize=n para <text:s/>tamanho inicial da jovem. -<text:span text:style-name="T29">XX:MaxNewSize=n para o tamanho máximo da jovem.</text:span></text:p>
      <text:p text:style-name="P39">-<text:span text:style-name="T29">XmnN para configuar ambas newsie e maxnewsize com o mesmo valor. Valor default é 2 para newRatio.</text:span></text:p>
      <text:p text:style-name="P39"/>
      <text:p text:style-name="P46">Initial Young Gen Size = Initial Heap Size / (1 + NewRatio)</text:p>
      <text:p text:style-name="P39"/>
      <text:p text:style-name="P21"/>
      <text:p text:style-name="P40">Permgen e metaspace</text:p>
      <text:p text:style-name="P40"/>
      <text:p text:style-name="P41">Adaptive sizing controla como a jvm altera a relação entre jovem e velha geração dentro do heap.</text:p>
      <text:p text:style-name="P41"/>
      <text:p text:style-name="P41">Adaptative sizing deve geralmente se mantido habilitado, desde que esse mecanismo é como o gc tenta conhecer os objetivos de suas pausas.</text:p>
      <text:p text:style-name="P41"/>
      <text:p text:style-name="P42">O número bascio de threads usado por um GC é baseado no numero de cpus da maquinas</text:p>
      <text:p text:style-name="P42">quando multiplas jvms estão rodando em uma única maquina esse numero deve ser muito alto e deve ser reducido.</text:p>
      <text:p text:style-name="P42"/>
      <text:p text:style-name="P44">Para controlar tamanho do metaspace maxmetaspaceSize</text:p>
      <text:p text:style-name="P44"/>
      <text:p text:style-name="P45">XX:PermSize e MaxPermSize</text:p>
      <text:p text:style-name="P42"/>
      <text:p text:style-name="P43">Permgen mantem metadados das classes. Ele se comporta como um heap separado.</text:p>
      <text:p text:style-name="P43"/>
      <text:p text:style-name="P43">Em aplicações que não carregam mais classes após inicializacao podem ter esse tamanho baseado em seu uso e melhorar a velocidade do startup</text:p>
      <text:p text:style-name="P43"/>
      <text:p text:style-name="P43">Aplicções que fazerm deploy em server podem ocasionalmente lotar o permgen e vão disparar full GC.</text:p>
      <text:p text:style-name="P43"/>
      <text:p text:style-name="P43"/>
      <text:p text:style-name="P42"/>
      <text:p text:style-name="P42">-<text:span text:style-name="T31">XX:ParallelGCThreads=N afeta a essas funções: -XX:+UseParallelGC/OldGC +UseParNewGC UseG1GC</text:span></text:p>
      <text:p text:style-name="P41"/>
      <text:p text:style-name="P41"><text:soft-page-break/>Adaptative pode ser desabilitado para uma pequena melhora na inicializacao (boost). -<text:span text:style-name="T30">XX:-UseAdaptativeSizePolicy</text:span></text:p>
      <text:p text:style-name="P21"/>
      <text:p text:style-name="P21">Ferramentas de GC </text:p>
      <text:p text:style-name="P21"/>
      <text:p text:style-name="P21">-<text:span text:style-name="T12">verbose:gc -XX:+PrintGC ou -XX:+PrintGCDetails</text:span></text:p>
      <text:p text:style-name="P21">-<text:span text:style-name="T13">XX:+PrintGCTimeStamps</text:span></text:p>
      <text:p text:style-name="P22">-<text:span text:style-name="T13">XX:+PrintGCDateStamps</text:span></text:p>
      <text:p text:style-name="P22">-<text:span text:style-name="T14">Xloggc:filename</text:span></text:p>
      <text:p text:style-name="P22"><text:span text:style-name="T15">-XX:+UseGCLogFileRotation -XX:NumberOfGCLogFiles=</text:span><text:span text:style-name="T16">N</text:span></text:p>
      <text:p text:style-name="P23"><text:span text:style-name="T15">-XX:GCLogFileSize=</text:span><text:span text:style-name="T16">N</text:span><text:span text:style-name="T17">. By default</text:span></text:p>
      <text:p text:style-name="P24">js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inionPro-Regular" svg:font-family="MinionPro-Regular" style:font-family-generic="roman"/>
    <style:font-face style:name="UbuntuMono-Italic" svg:font-family="UbuntuMono-Italic" style:font-family-generic="roman"/>
    <style:font-face style:name="UbuntuMono-Regular" svg:font-family="UbuntuMono-Regula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0:40:46.434000000</meta:creation-date>
    <dc:date>2015-04-07T13:02:51.965000000</dc:date>
    <meta:editing-duration>P1DT8H41M11S</meta:editing-duration>
    <meta:editing-cycles>87</meta:editing-cycles>
    <meta:generator>LibreOffice/4.2.5.2$Windows_x86 LibreOffice_project/61cb170a04bb1f12e77c884eab9192be736ec5f5</meta:generator>
    <meta:document-statistic meta:table-count="0" meta:image-count="0" meta:object-count="0" meta:page-count="5" meta:paragraph-count="74" meta:word-count="1743" meta:character-count="10372" meta:non-whitespace-character-count="8700"/>
  </office:meta>
</office:document-meta>
</file>